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fill="none" draw:textarea-horizontal-align="left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3cm"/>
    </style:style>
    <style:style style:name="gr9" style:family="graphic" style:parent-style-name="standard">
      <style:graphic-properties draw:fill="none" draw:textarea-horizontal-align="center" draw:textarea-vertical-align="middle" fo:padding-left="0cm" fo:padding-right="0cm"/>
    </style:style>
    <style:style style:name="gr10" style:family="graphic" style:parent-style-name="standard">
      <style:graphic-properties draw:fill="none" draw:textarea-horizontal-align="center" draw:textarea-vertical-align="middle" fo:padding-left="0.05cm" fo:padding-right="0cm"/>
    </style:style>
    <style:style style:name="gr11" style:family="graphic" style:parent-style-name="standard">
      <style:graphic-properties draw:fill="none" draw:textarea-horizontal-align="left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97cm" svg:y1="3.3cm" svg:x2="4.397cm" svg:y2="3.6cm">
          <text:p/>
        </draw:line>
        <draw:line draw:style-name="gr1" draw:text-style-name="P1" draw:layer="layout" svg:x1="4.797cm" svg:y1="3.6cm" svg:x2="4.597cm" svg:y2="3.3cm">
          <text:p/>
        </draw:line>
        <draw:line draw:style-name="gr1" draw:text-style-name="P1" draw:layer="layout" svg:x1="4.397cm" svg:y1="3.6cm" svg:x2="4.797cm" svg:y2="3.6cm">
          <text:p/>
        </draw:line>
        <draw:line draw:style-name="gr1" draw:text-style-name="P1" draw:layer="layout" svg:x1="4.597cm" svg:y1="3.6cm" svg:x2="4.597cm" svg:y2="3.8cm">
          <text:p/>
        </draw:line>
        <draw:line draw:style-name="gr2" draw:text-style-name="P1" draw:layer="layout" svg:x1="7.8cm" svg:y1="4.2cm" svg:x2="9.5cm" svg:y2="4.2cm">
          <text:p/>
        </draw:line>
        <draw:rect draw:style-name="gr3" draw:text-style-name="P2" draw:layer="layout" svg:width="3.001cm" svg:height="0.1cm" svg:x="3.097cm" svg:y="2.6cm">
          <text:p/>
        </draw:rect>
        <draw:rect draw:style-name="gr4" draw:text-style-name="P4" draw:layer="layout" svg:width="3cm" svg:height="0.6cm" svg:x="3.098cm" svg:y="2.7cm">
          <text:p text:style-name="P3"><text:span text:style-name="T1">cma11()</text:span></text:p>
        </draw:rect>
        <draw:rect draw:style-name="gr5" draw:text-style-name="P2" draw:layer="layout" svg:width="3.002cm" svg:height="0.4cm" svg:x="3.098cm" svg:y="2.2cm">
          <text:p text:style-name="P5"><text:span text:style-name="T2">CAexC</text:span></text:p>
        </draw:rect>
        <draw:line draw:style-name="gr1" draw:text-style-name="P1" draw:layer="layout" svg:x1="2.897cm" svg:y1="3.8cm" svg:x2="6.297cm" svg:y2="3.8cm">
          <text:p/>
        </draw:line>
        <draw:rect draw:style-name="gr3" draw:text-style-name="P2" draw:layer="layout" svg:width="3.001cm" svg:height="0.1cm" svg:x="1.398cm" svg:y="4.4cm">
          <text:p/>
        </draw:rect>
        <draw:rect draw:style-name="gr4" draw:text-style-name="P4" draw:layer="layout" svg:width="3cm" svg:height="1.2cm" svg:x="1.399cm" svg:y="4.5cm">
          <text:p text:style-name="P3"><text:span text:style-name="T1">cmb21()</text:span></text:p>
          <text:p text:style-name="P3"><text:span text:style-name="T1"/></text:p>
        </draw:rect>
        <draw:rect draw:style-name="gr5" draw:text-style-name="P2" draw:layer="layout" svg:width="3.001cm" svg:height="0.4cm" svg:x="1.399cm" svg:y="4cm">
          <text:p text:style-name="P5"><text:span text:style-name="T2">CBexC</text:span></text:p>
        </draw:rect>
        <draw:line draw:style-name="gr1" draw:text-style-name="P1" draw:layer="layout" svg:x1="2.897cm" svg:y1="3.8cm" svg:x2="2.897cm" svg:y2="4cm">
          <text:p/>
        </draw:line>
        <draw:line draw:style-name="gr1" draw:text-style-name="P1" draw:layer="layout" svg:x1="6.297cm" svg:y1="3.8cm" svg:x2="6.297cm" svg:y2="4cm">
          <text:p/>
        </draw:line>
        <draw:rect draw:style-name="gr3" draw:text-style-name="P2" draw:layer="layout" svg:width="3.001cm" svg:height="0.1cm" svg:x="4.799cm" svg:y="4.4cm">
          <text:p/>
        </draw:rect>
        <draw:rect draw:style-name="gr4" draw:text-style-name="P4" draw:layer="layout" svg:width="3cm" svg:height="1.5cm" svg:x="4.8cm" svg:y="4.5cm">
          <text:p text:style-name="P3"><text:span text:style-name="T1">cmc21()</text:span></text:p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</draw:rect>
        <draw:rect draw:style-name="gr5" draw:text-style-name="P2" draw:layer="layout" svg:width="3cm" svg:height="0.4cm" svg:x="4.8cm" svg:y="4cm">
          <text:p text:style-name="P5"><text:span text:style-name="T2">CCexC</text:span></text:p>
        </draw:rect>
        <draw:rect draw:style-name="gr5" draw:text-style-name="P2" draw:layer="layout" svg:width="1.8cm" svg:height="0.4cm" svg:x="9.499cm" svg:y="1.8cm">
          <text:p text:style-name="P5"><text:span text:style-name="T2">IAexC</text:span></text:p>
        </draw:rect>
        <draw:rect draw:style-name="gr4" draw:text-style-name="P4" draw:layer="layout" svg:width="3cm" svg:height="0.9cm" svg:x="9.498cm" svg:y="2.3cm">
          <text:p text:style-name="P3"><text:span text:style-name="T1">ima11()</text:span></text:p>
          <text:p text:style-name="P3"><text:span text:style-name="T1"/></text:p>
        </draw:rect>
        <draw:rect draw:style-name="gr3" draw:text-style-name="P2" draw:layer="layout" svg:width="2.997cm" svg:height="0.1cm" svg:x="9.503cm" svg:y="2.2cm">
          <text:p/>
        </draw:rect>
        <draw:line draw:style-name="gr2" draw:text-style-name="P1" draw:layer="layout" svg:x1="4.4cm" svg:y1="6.6cm" svg:x2="9.5cm" svg:y2="6.6cm">
          <text:p/>
        </draw:line>
        <draw:line draw:style-name="gr1" draw:text-style-name="P1" draw:layer="layout" svg:x1="10.998cm" svg:y1="3.2cm" svg:x2="10.798cm" svg:y2="3.5cm">
          <text:p/>
        </draw:line>
        <draw:line draw:style-name="gr1" draw:text-style-name="P1" draw:layer="layout" svg:x1="11.198cm" svg:y1="3.5cm" svg:x2="10.998cm" svg:y2="3.2cm">
          <text:p/>
        </draw:line>
        <draw:line draw:style-name="gr1" draw:text-style-name="P1" draw:layer="layout" svg:x1="10.798cm" svg:y1="3.5cm" svg:x2="11.198cm" svg:y2="3.5cm">
          <text:p/>
        </draw:line>
        <draw:line draw:style-name="gr1" draw:text-style-name="P1" draw:layer="layout" svg:x1="10.998cm" svg:y1="3.5cm" svg:x2="10.998cm" svg:y2="4cm">
          <text:p/>
        </draw:line>
        <draw:rect draw:style-name="gr5" draw:text-style-name="P2" draw:layer="layout" svg:width="1.8cm" svg:height="0.4cm" svg:x="9.499cm" svg:y="4cm">
          <text:p text:style-name="P5"><text:span text:style-name="T2">ICexC</text:span></text:p>
        </draw:rect>
        <draw:rect draw:style-name="gr4" draw:text-style-name="P4" draw:layer="layout" svg:width="3cm" svg:height="0.6cm" svg:x="9.498cm" svg:y="4.5cm">
          <text:p text:style-name="P3"><text:span text:style-name="T1">imc21()</text:span></text:p>
        </draw:rect>
        <draw:rect draw:style-name="gr3" draw:text-style-name="P2" draw:layer="layout" svg:width="2.997cm" svg:height="0.1cm" svg:x="9.503cm" svg:y="4.4cm">
          <text:p/>
        </draw:rect>
        <draw:line draw:style-name="gr1" draw:text-style-name="P1" draw:layer="layout" svg:x1="2.897cm" svg:y1="5.7cm" svg:x2="2.697cm" svg:y2="6cm">
          <text:p/>
        </draw:line>
        <draw:line draw:style-name="gr1" draw:text-style-name="P1" draw:layer="layout" svg:x1="3.097cm" svg:y1="6cm" svg:x2="2.897cm" svg:y2="5.7cm">
          <text:p/>
        </draw:line>
        <draw:line draw:style-name="gr1" draw:text-style-name="P1" draw:layer="layout" svg:x1="2.697cm" svg:y1="6cm" svg:x2="3.097cm" svg:y2="6cm">
          <text:p/>
        </draw:line>
        <draw:line draw:style-name="gr1" draw:text-style-name="P1" draw:layer="layout" svg:x1="2.897cm" svg:y1="6cm" svg:x2="2.9cm" svg:y2="6.4cm">
          <text:p/>
        </draw:line>
        <draw:rect draw:style-name="gr3" draw:text-style-name="P2" draw:layer="layout" svg:width="3.001cm" svg:height="0.1cm" svg:x="1.399cm" svg:y="6.8cm">
          <text:p/>
        </draw:rect>
        <draw:rect draw:style-name="gr4" draw:text-style-name="P4" draw:layer="layout" svg:width="3cm" svg:height="2.2cm" svg:x="1.4cm" svg:y="6.9cm">
          <text:p text:style-name="P3"><text:span text:style-name="T1">cmd31()</text:span></text:p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  <text:p text:style-name="P3"><text:span text:style-name="T1">imd11()</text:span></text:p>
          <text:p text:style-name="P3"><text:span text:style-name="T1">ime31()</text:span></text:p>
        </draw:rect>
        <draw:rect draw:style-name="gr5" draw:text-style-name="P2" draw:layer="layout" svg:width="3cm" svg:height="0.4cm" svg:x="1.4cm" svg:y="6.4cm">
          <text:p text:style-name="P5"><text:span text:style-name="T2">CDexC</text:span></text:p>
        </draw:rect>
        <draw:rect draw:style-name="gr3" draw:text-style-name="P2" draw:layer="layout" svg:width="3.001cm" svg:height="0.1cm" svg:x="16.503cm" svg:y="6.8cm">
          <text:p/>
        </draw:rect>
        <draw:rect draw:style-name="gr4" draw:text-style-name="P4" draw:layer="layout" svg:width="3cm" svg:height="1.9cm" svg:x="16.5cm" svg:y="6.9cm"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  <text:p text:style-name="P3"><text:span text:style-name="T1">imd11()</text:span></text:p>
          <text:p text:style-name="P3"><text:span text:style-name="T1">ime31()</text:span></text:p>
        </draw:rect>
        <draw:rect draw:style-name="gr5" draw:text-style-name="P2" draw:layer="layout" svg:width="2.996cm" svg:height="0.4cm" svg:x="16.504cm" svg:y="6.4cm">
          <text:p text:style-name="P5"><text:span text:style-name="T2">CEexC</text:span></text:p>
        </draw:rect>
        <draw:line draw:style-name="gr2" draw:text-style-name="P1" draw:layer="layout" svg:x1="16.5cm" svg:y1="6.6cm" svg:x2="12.5cm" svg:y2="6.6cm">
          <text:p/>
        </draw:line>
        <draw:rect draw:style-name="gr5" draw:text-style-name="P2" draw:layer="layout" svg:width="1.8cm" svg:height="0.4cm" svg:x="12.899cm" svg:y="1.8cm">
          <text:p text:style-name="P5"><text:span text:style-name="T2">IBexC</text:span></text:p>
        </draw:rect>
        <draw:rect draw:style-name="gr4" draw:text-style-name="P4" draw:layer="layout" svg:width="3cm" svg:height="0.9cm" svg:x="12.898cm" svg:y="2.3cm">
          <text:p text:style-name="P3"><text:span text:style-name="T1">ima11()</text:span></text:p>
          <text:p text:style-name="P3"><text:span text:style-name="T1">imb12()</text:span></text:p>
        </draw:rect>
        <draw:rect draw:style-name="gr3" draw:text-style-name="P2" draw:layer="layout" svg:width="2.997cm" svg:height="0.1cm" svg:x="12.903cm" svg:y="2.2cm">
          <text:p/>
        </draw:rect>
        <draw:line draw:style-name="gr1" draw:text-style-name="P1" draw:layer="layout" svg:x1="13.798cm" svg:y1="3.2cm" svg:x2="13.598cm" svg:y2="3.5cm">
          <text:p/>
        </draw:line>
        <draw:line draw:style-name="gr1" draw:text-style-name="P1" draw:layer="layout" svg:x1="13.998cm" svg:y1="3.5cm" svg:x2="13.798cm" svg:y2="3.2cm">
          <text:p/>
        </draw:line>
        <draw:line draw:style-name="gr1" draw:text-style-name="P1" draw:layer="layout" svg:x1="13.598cm" svg:y1="3.5cm" svg:x2="13.998cm" svg:y2="3.5cm">
          <text:p/>
        </draw:line>
        <draw:line draw:style-name="gr1" draw:text-style-name="P1" draw:layer="layout" svg:x1="13.8cm" svg:y1="3.5cm" svg:x2="13.797cm" svg:y2="3.8cm">
          <text:p/>
        </draw:line>
        <draw:line draw:style-name="gr1" draw:text-style-name="P1" draw:layer="layout" svg:x1="10.997cm" svg:y1="3.8cm" svg:x2="13.8cm" svg:y2="3.8cm">
          <text:p/>
        </draw:line>
        <draw:line draw:style-name="gr1" draw:text-style-name="P1" draw:layer="layout" svg:x1="10.998cm" svg:y1="5.1cm" svg:x2="10.798cm" svg:y2="5.4cm">
          <text:p/>
        </draw:line>
        <draw:line draw:style-name="gr1" draw:text-style-name="P1" draw:layer="layout" svg:x1="11.198cm" svg:y1="5.4cm" svg:x2="10.998cm" svg:y2="5.1cm">
          <text:p/>
        </draw:line>
        <draw:line draw:style-name="gr1" draw:text-style-name="P1" draw:layer="layout" svg:x1="10.798cm" svg:y1="5.4cm" svg:x2="11.198cm" svg:y2="5.4cm">
          <text:p/>
        </draw:line>
        <draw:line draw:style-name="gr1" draw:text-style-name="P1" draw:layer="layout" svg:x1="11cm" svg:y1="5.4cm" svg:x2="10.998cm" svg:y2="6.4cm">
          <text:p/>
        </draw:line>
        <draw:rect draw:style-name="gr5" draw:text-style-name="P2" draw:layer="layout" svg:width="1.8cm" svg:height="0.4cm" svg:x="9.499cm" svg:y="6.4cm">
          <text:p text:style-name="P5"><text:span text:style-name="T2">IEexC</text:span></text:p>
        </draw:rect>
        <draw:rect draw:style-name="gr5" draw:text-style-name="P2" draw:layer="layout" svg:width="1.201cm" svg:height="0.4cm" svg:x="11.299cm" svg:y="6.4cm">
          <text:p text:style-name="P5"><text:span text:style-name="T2">id=1</text:span></text:p>
        </draw:rect>
        <draw:rect draw:style-name="gr4" draw:text-style-name="P4" draw:layer="layout" svg:width="3cm" svg:height="0.6cm" svg:x="9.498cm" svg:y="6.9cm">
          <text:p text:style-name="P3"><text:span text:style-name="T1">ime31()</text:span></text:p>
        </draw:rect>
        <draw:rect draw:style-name="gr3" draw:text-style-name="P2" draw:layer="layout" svg:width="2.997cm" svg:height="0.1cm" svg:x="9.503cm" svg:y="6.8cm">
          <text:p/>
        </draw:rect>
        <draw:rect draw:style-name="gr5" draw:text-style-name="P2" draw:layer="layout" svg:width="1.8cm" svg:height="0.4cm" svg:x="12.899cm" svg:y="4.5cm">
          <text:p text:style-name="P5"><text:span text:style-name="T2">IDexC</text:span></text:p>
        </draw:rect>
        <draw:rect draw:style-name="gr4" draw:text-style-name="P4" draw:layer="layout" svg:width="3cm" svg:height="0.6cm" svg:x="12.898cm" svg:y="5cm">
          <text:p text:style-name="P3"><text:span text:style-name="T1">imd11()</text:span></text:p>
        </draw:rect>
        <draw:rect draw:style-name="gr3" draw:text-style-name="P2" draw:layer="layout" svg:width="2.997cm" svg:height="0.1cm" svg:x="12.903cm" svg:y="4.9cm">
          <text:p/>
        </draw:rect>
        <draw:line draw:style-name="gr1" draw:text-style-name="P1" draw:layer="layout" svg:x1="14.398cm" svg:y1="5.6cm" svg:x2="14.198cm" svg:y2="5.9cm">
          <text:p/>
        </draw:line>
        <draw:line draw:style-name="gr1" draw:text-style-name="P1" draw:layer="layout" svg:x1="14.598cm" svg:y1="5.9cm" svg:x2="14.398cm" svg:y2="5.6cm">
          <text:p/>
        </draw:line>
        <draw:line draw:style-name="gr1" draw:text-style-name="P1" draw:layer="layout" svg:x1="14.198cm" svg:y1="5.9cm" svg:x2="14.598cm" svg:y2="5.9cm">
          <text:p/>
        </draw:line>
        <draw:line draw:style-name="gr1" draw:text-style-name="P1" draw:layer="layout" svg:x1="14.4cm" svg:y1="5.9cm" svg:x2="14.397cm" svg:y2="6.2cm">
          <text:p/>
        </draw:line>
        <draw:line draw:style-name="gr1" draw:text-style-name="P1" draw:layer="layout" svg:x1="10.997cm" svg:y1="6.2cm" svg:x2="14.397cm" svg:y2="6.2cm">
          <text:p/>
        </draw:line>
        <draw:line draw:style-name="gr6" draw:text-style-name="P1" draw:layer="layout" svg:x1="2.2cm" svg:y1="9.4cm" svg:x2="19cm" svg:y2="9.4cm">
          <text:p/>
        </draw:line>
        <draw:rect draw:style-name="gr7" draw:text-style-name="P4" draw:layer="layout" svg:width="2cm" svg:height="0.4cm" svg:x="2.601cm" svg:y="15cm">
          <text:p text:style-name="P3"><text:span text:style-name="T1">size</text:span></text:p>
        </draw:rect>
        <draw:rect draw:style-name="gr7" draw:text-style-name="P4" draw:layer="layout" svg:width="2cm" svg:height="0.4cm" svg:x="2.601cm" svg:y="14.6cm">
          <text:p text:style-name="P3"><text:span text:style-name="T1">...</text:span></text:p>
        </draw:rect>
        <draw:rect draw:style-name="gr7" draw:text-style-name="P4" draw:layer="layout" svg:width="2cm" svg:height="0.4cm" svg:x="2.601cm" svg:y="15.4cm">
          <text:p text:style-name="P3"><text:span text:style-name="T1">...</text:span></text:p>
        </draw:rect>
        <draw:rect draw:style-name="gr7" draw:text-style-name="P4" draw:layer="layout" svg:width="2cm" svg:height="0.4cm" svg:x="2.601cm" svg:y="14.2cm">
          <text:p text:style-name="P3"><text:span text:style-name="T1">&lt;init&gt;()</text:span></text:p>
        </draw:rect>
        <draw:rect draw:style-name="gr7" draw:text-style-name="P4" draw:layer="layout" svg:width="2cm" svg:height="0.4cm" svg:x="2.601cm" svg:y="13.8cm">
          <text:p text:style-name="P3"><text:span text:style-name="T1">cma11()</text:span></text:p>
        </draw:rect>
        <draw:rect draw:style-name="gr5" draw:text-style-name="P2" draw:layer="layout" svg:width="2cm" svg:height="0.4cm" svg:x="2.601cm" svg:y="9.8cm">
          <text:p text:style-name="P5"><text:span text:style-name="T2">CAexC</text:span></text:p>
        </draw:rect>
        <draw:frame draw:style-name="gr8" draw:text-style-name="P6" draw:layer="layout" svg:width="0.4cm" svg:height="0.6cm" svg:x="2.201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2.201cm" svg:y="13.8cm">
          <draw:text-box>
            <text:p><text:span text:style-name="T3">1</text:span></text:p>
          </draw:text-box>
        </draw:frame>
        <draw:rect draw:style-name="gr7" draw:text-style-name="P4" draw:layer="layout" svg:width="2cm" svg:height="0.4cm" svg:x="5.802cm" svg:y="15cm">
          <text:p text:style-name="P3"><text:span text:style-name="T1">size</text:span></text:p>
        </draw:rect>
        <draw:rect draw:style-name="gr7" draw:text-style-name="P4" draw:layer="layout" svg:width="2cm" svg:height="0.4cm" svg:x="5.802cm" svg:y="14.6cm">
          <text:p text:style-name="P3"><text:span text:style-name="T1">...</text:span></text:p>
        </draw:rect>
        <draw:rect draw:style-name="gr7" draw:text-style-name="P4" draw:layer="layout" svg:width="2cm" svg:height="0.4cm" svg:x="5.802cm" svg:y="15.4cm">
          <text:p text:style-name="P3"><text:span text:style-name="T1">...</text:span></text:p>
        </draw:rect>
        <draw:rect draw:style-name="gr7" draw:text-style-name="P4" draw:layer="layout" svg:width="2cm" svg:height="0.4cm" svg:x="5.802cm" svg:y="14.2cm">
          <text:p text:style-name="P3"><text:span text:style-name="T1">&lt;init&gt;()</text:span></text:p>
        </draw:rect>
        <draw:rect draw:style-name="gr7" draw:text-style-name="P4" draw:layer="layout" svg:width="2cm" svg:height="0.4cm" svg:x="5.802cm" svg:y="13.8cm">
          <text:p text:style-name="P3"><text:span text:style-name="T1">cma11()</text:span></text:p>
        </draw:rect>
        <draw:rect draw:style-name="gr7" draw:text-style-name="P4" draw:layer="layout" svg:width="2cm" svg:height="0.4cm" svg:x="5.802cm" svg:y="13.4cm">
          <text:p text:style-name="P3"><text:span text:style-name="T1">cmb21()</text:span></text:p>
        </draw:rect>
        <draw:rect draw:style-name="gr5" draw:text-style-name="P2" draw:layer="layout" svg:width="2cm" svg:height="0.4cm" svg:x="5.802cm" svg:y="9.8cm">
          <text:p text:style-name="P5"><text:span text:style-name="T2">CBexC</text:span></text:p>
        </draw:rect>
        <draw:frame draw:style-name="gr8" draw:text-style-name="P6" draw:layer="layout" svg:width="0.4cm" svg:height="0.6cm" svg:x="5.402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5.402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5.402cm" svg:y="13.4cm">
          <draw:text-box>
            <text:p><text:span text:style-name="T3">2</text:span></text:p>
          </draw:text-box>
        </draw:frame>
        <draw:rect draw:style-name="gr7" draw:text-style-name="P4" draw:layer="layout" svg:width="2cm" svg:height="0.4cm" svg:x="9.003cm" svg:y="15cm">
          <text:p text:style-name="P3"><text:span text:style-name="T1">size</text:span></text:p>
        </draw:rect>
        <draw:rect draw:style-name="gr7" draw:text-style-name="P4" draw:layer="layout" svg:width="2cm" svg:height="0.4cm" svg:x="9.003cm" svg:y="14.6cm">
          <text:p text:style-name="P3"><text:span text:style-name="T1">...</text:span></text:p>
        </draw:rect>
        <draw:rect draw:style-name="gr7" draw:text-style-name="P4" draw:layer="layout" svg:width="2cm" svg:height="0.4cm" svg:x="9.003cm" svg:y="15.4cm">
          <text:p text:style-name="P3"><text:span text:style-name="T1">...</text:span></text:p>
        </draw:rect>
        <draw:rect draw:style-name="gr7" draw:text-style-name="P4" draw:layer="layout" svg:width="2cm" svg:height="0.4cm" svg:x="9.003cm" svg:y="15.8cm">
          <text:p text:style-name="P3"><text:span text:style-name="T1">imDelegIiMm</text:span></text:p>
        </draw:rect>
        <draw:rect draw:style-name="gr7" draw:text-style-name="P4" draw:layer="layout" svg:width="2cm" svg:height="0.4cm" svg:x="9.003cm" svg:y="14.2cm">
          <text:p text:style-name="P3"><text:span text:style-name="T1">&lt;init&gt;()</text:span></text:p>
        </draw:rect>
        <draw:rect draw:style-name="gr7" draw:text-style-name="P4" draw:layer="layout" svg:width="2cm" svg:height="0.4cm" svg:x="9.003cm" svg:y="13.8cm">
          <text:p text:style-name="P3"><text:span text:style-name="T1">cma11()</text:span></text:p>
        </draw:rect>
        <draw:rect draw:style-name="gr7" draw:text-style-name="P4" draw:layer="layout" svg:width="2cm" svg:height="0.4cm" svg:x="9.003cm" svg:y="13.4cm">
          <text:p text:style-name="P3"><text:span text:style-name="T1">cmc21()</text:span></text:p>
        </draw:rect>
        <draw:rect draw:style-name="gr5" draw:text-style-name="P2" draw:layer="layout" svg:width="2cm" svg:height="0.4cm" svg:x="9.003cm" svg:y="9.8cm">
          <text:p text:style-name="P5"><text:span text:style-name="T2">CCexC</text:span></text:p>
        </draw:rect>
        <draw:rect draw:style-name="gr7" draw:text-style-name="P4" draw:layer="layout" svg:width="2cm" svg:height="0.4cm" svg:x="9.003cm" svg:y="13cm">
          <text:p text:style-name="P3"><text:span text:style-name="T1">ima11()</text:span></text:p>
        </draw:rect>
        <draw:rect draw:style-name="gr9" draw:text-style-name="P4" draw:layer="layout" svg:width="1cm" svg:height="0.4cm" svg:x="9.003cm" svg:y="16.2cm">
          <text:p text:style-name="P3"><text:span text:style-name="T1">2(IB)</text:span></text:p>
        </draw:rect>
        <draw:rect draw:style-name="gr10" draw:text-style-name="P4" draw:layer="layout" svg:width="1cm" svg:height="0.4cm" svg:x="10.003cm" svg:y="16.2cm">
          <text:p text:style-name="P3"><text:span text:style-name="T1">2</text:span></text:p>
        </draw:rect>
        <draw:frame draw:style-name="gr8" draw:text-style-name="P6" draw:layer="layout" svg:width="0.4cm" svg:height="0.6cm" svg:x="8.603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8.603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8.603cm" svg:y="13.4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8.603cm" svg:y="13cm">
          <draw:text-box>
            <text:p><text:span text:style-name="T3">3</text:span></text:p>
          </draw:text-box>
        </draw:frame>
        <draw:rect draw:style-name="gr7" draw:text-style-name="P4" draw:layer="layout" svg:width="2cm" svg:height="0.4cm" svg:x="9.003cm" svg:y="12.6cm">
          <text:p text:style-name="P3"><text:span text:style-name="T1">imb12()</text:span></text:p>
        </draw:rect>
        <draw:frame draw:style-name="gr8" draw:text-style-name="P6" draw:layer="layout" svg:width="0.4cm" svg:height="0.6cm" svg:x="8.603cm" svg:y="12.6cm">
          <draw:text-box>
            <text:p><text:span text:style-name="T3">4</text:span></text:p>
          </draw:text-box>
        </draw:frame>
        <draw:rect draw:style-name="gr9" draw:text-style-name="P4" draw:layer="layout" svg:width="1cm" svg:height="0.4cm" svg:x="9.003cm" svg:y="16.6cm">
          <text:p text:style-name="P3"><text:span text:style-name="T1">0(IC)</text:span></text:p>
        </draw:rect>
        <draw:rect draw:style-name="gr10" draw:text-style-name="P4" draw:layer="layout" svg:width="1cm" svg:height="0.4cm" svg:x="10.003cm" svg:y="16.6cm">
          <text:p text:style-name="P3"><text:span text:style-name="T1">5</text:span></text:p>
        </draw:rect>
        <draw:rect draw:style-name="gr7" draw:text-style-name="P4" draw:layer="layout" svg:width="2cm" svg:height="0.4cm" svg:x="9.003cm" svg:y="12.2cm">
          <text:p text:style-name="P3"><text:span text:style-name="T1">imc21()</text:span></text:p>
        </draw:rect>
        <draw:frame draw:style-name="gr8" draw:text-style-name="P6" draw:layer="layout" svg:width="0.4cm" svg:height="0.6cm" svg:x="8.603cm" svg:y="12.2cm">
          <draw:text-box>
            <text:p><text:span text:style-name="T3">5</text:span></text:p>
          </draw:text-box>
        </draw:frame>
        <draw:rect draw:style-name="gr7" draw:text-style-name="P4" draw:layer="layout" svg:width="2cm" svg:height="0.4cm" svg:x="12.204cm" svg:y="15cm">
          <text:p text:style-name="P3"><text:span text:style-name="T1">size</text:span></text:p>
        </draw:rect>
        <draw:rect draw:style-name="gr7" draw:text-style-name="P4" draw:layer="layout" svg:width="2cm" svg:height="0.4cm" svg:x="12.204cm" svg:y="14.6cm">
          <text:p text:style-name="P3"><text:span text:style-name="T1">...</text:span></text:p>
        </draw:rect>
        <draw:rect draw:style-name="gr7" draw:text-style-name="P4" draw:layer="layout" svg:width="2cm" svg:height="0.4cm" svg:x="12.204cm" svg:y="15.4cm">
          <text:p text:style-name="P3"><text:span text:style-name="T1">...</text:span></text:p>
        </draw:rect>
        <draw:rect draw:style-name="gr7" draw:text-style-name="P4" draw:layer="layout" svg:width="2cm" svg:height="0.4cm" svg:x="12.204cm" svg:y="15.8cm">
          <text:p text:style-name="P3"><text:span text:style-name="T1">imDelegIiMm</text:span></text:p>
        </draw:rect>
        <draw:rect draw:style-name="gr7" draw:text-style-name="P4" draw:layer="layout" svg:width="2cm" svg:height="0.4cm" svg:x="12.204cm" svg:y="14.2cm">
          <text:p text:style-name="P3"><text:span text:style-name="T1">&lt;init&gt;()</text:span></text:p>
        </draw:rect>
        <draw:rect draw:style-name="gr7" draw:text-style-name="P4" draw:layer="layout" svg:width="2cm" svg:height="0.4cm" svg:x="12.204cm" svg:y="13.8cm">
          <text:p text:style-name="P3"><text:span text:style-name="T1">cma11()</text:span></text:p>
        </draw:rect>
        <draw:rect draw:style-name="gr7" draw:text-style-name="P4" draw:layer="layout" svg:width="2cm" svg:height="0.4cm" svg:x="12.204cm" svg:y="13.4cm">
          <text:p text:style-name="P3"><text:span text:style-name="T1">cmb21()</text:span></text:p>
        </draw:rect>
        <draw:rect draw:style-name="gr5" draw:text-style-name="P2" draw:layer="layout" svg:width="2cm" svg:height="0.4cm" svg:x="12.204cm" svg:y="9.8cm">
          <text:p text:style-name="P5"><text:span text:style-name="T2">CDexC</text:span></text:p>
        </draw:rect>
        <draw:rect draw:style-name="gr9" draw:text-style-name="P4" draw:layer="layout" svg:width="1cm" svg:height="0.4cm" svg:x="12.204cm" svg:y="16.2cm">
          <text:p text:style-name="P3"><text:span text:style-name="T1">2(IB)</text:span></text:p>
        </draw:rect>
        <draw:rect draw:style-name="gr10" draw:text-style-name="P4" draw:layer="layout" svg:width="1cm" svg:height="0.4cm" svg:x="13.204cm" svg:y="16.2cm">
          <text:p text:style-name="P3"><text:span text:style-name="T1">2</text:span></text:p>
        </draw:rect>
        <draw:frame draw:style-name="gr8" draw:text-style-name="P6" draw:layer="layout" svg:width="0.4cm" svg:height="0.6cm" svg:x="11.804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1.804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1.804cm" svg:y="13.4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1.804cm" svg:y="13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11.804cm" svg:y="12.6cm">
          <draw:text-box>
            <text:p><text:span text:style-name="T3">4</text:span></text:p>
          </draw:text-box>
        </draw:frame>
        <draw:rect draw:style-name="gr9" draw:text-style-name="P4" draw:layer="layout" svg:width="1cm" svg:height="0.4cm" svg:x="12.204cm" svg:y="16.6cm">
          <text:p text:style-name="P3"><text:span text:style-name="T1">0(IC)</text:span></text:p>
        </draw:rect>
        <draw:rect draw:style-name="gr10" draw:text-style-name="P4" draw:layer="layout" svg:width="1cm" svg:height="0.4cm" svg:x="13.204cm" svg:y="16.6cm">
          <text:p text:style-name="P3"><text:span text:style-name="T1">5</text:span></text:p>
        </draw:rect>
        <draw:frame draw:style-name="gr8" draw:text-style-name="P6" draw:layer="layout" svg:width="0.4cm" svg:height="0.6cm" svg:x="11.804cm" svg:y="12.2cm">
          <draw:text-box>
            <text:p><text:span text:style-name="T3">5</text:span></text:p>
          </draw:text-box>
        </draw:frame>
        <draw:frame draw:style-name="gr8" draw:text-style-name="P6" draw:layer="layout" svg:width="0.4cm" svg:height="0.6cm" svg:x="11.804cm" svg:y="11.8cm">
          <draw:text-box>
            <text:p><text:span text:style-name="T3">6</text:span></text:p>
          </draw:text-box>
        </draw:frame>
        <draw:rect draw:style-name="gr7" draw:text-style-name="P4" draw:layer="layout" svg:width="2cm" svg:height="0.4cm" svg:x="15.405cm" svg:y="15cm">
          <text:p text:style-name="P3"><text:span text:style-name="T1">size</text:span></text:p>
        </draw:rect>
        <draw:rect draw:style-name="gr7" draw:text-style-name="P4" draw:layer="layout" svg:width="2cm" svg:height="0.4cm" svg:x="15.405cm" svg:y="14.6cm">
          <text:p text:style-name="P3"><text:span text:style-name="T1">...</text:span></text:p>
        </draw:rect>
        <draw:rect draw:style-name="gr7" draw:text-style-name="P4" draw:layer="layout" svg:width="2cm" svg:height="0.4cm" svg:x="15.405cm" svg:y="15.4cm">
          <text:p text:style-name="P3"><text:span text:style-name="T1">...</text:span></text:p>
        </draw:rect>
        <draw:rect draw:style-name="gr7" draw:text-style-name="P4" draw:layer="layout" svg:width="2cm" svg:height="0.4cm" svg:x="15.405cm" svg:y="15.8cm">
          <text:p text:style-name="P3"><text:span text:style-name="T1">imDelegIiMm</text:span></text:p>
        </draw:rect>
        <draw:rect draw:style-name="gr7" draw:text-style-name="P4" draw:layer="layout" svg:width="2cm" svg:height="0.4cm" svg:x="15.405cm" svg:y="14.2cm">
          <text:p text:style-name="P3"><text:span text:style-name="T1">&lt;init&gt;()</text:span></text:p>
        </draw:rect>
        <draw:rect draw:style-name="gr11" draw:text-style-name="P4" draw:layer="layout" svg:width="2cm" svg:height="0.4cm" svg:x="15.405cm" svg:y="13.8cm">
          <text:p/>
        </draw:rect>
        <draw:rect draw:style-name="gr7" draw:text-style-name="P4" draw:layer="layout" svg:width="2cm" svg:height="0.4cm" svg:x="15.405cm" svg:y="13.4cm">
          <text:p text:style-name="P3"><text:span text:style-name="T1">imb11()</text:span></text:p>
        </draw:rect>
        <draw:rect draw:style-name="gr5" draw:text-style-name="P2" draw:layer="layout" svg:width="2cm" svg:height="0.4cm" svg:x="15.405cm" svg:y="9.8cm">
          <text:p text:style-name="P5"><text:span text:style-name="T2">CEexC</text:span></text:p>
        </draw:rect>
        <draw:rect draw:style-name="gr7" draw:text-style-name="P4" draw:layer="layout" svg:width="2cm" svg:height="0.4cm" svg:x="15.405cm" svg:y="13cm">
          <text:p text:style-name="P3"><text:span text:style-name="T1">imb12()</text:span></text:p>
        </draw:rect>
        <draw:rect draw:style-name="gr9" draw:text-style-name="P4" draw:layer="layout" svg:width="1cm" svg:height="0.4cm" svg:x="15.405cm" svg:y="16.2cm">
          <text:p text:style-name="P3"><text:span text:style-name="T1">2(IB)</text:span></text:p>
        </draw:rect>
        <draw:rect draw:style-name="gr10" draw:text-style-name="P4" draw:layer="layout" svg:width="1cm" svg:height="0.4cm" svg:x="16.405cm" svg:y="16.2cm">
          <text:p text:style-name="P3"><text:span text:style-name="T1">2</text:span></text:p>
        </draw:rect>
        <draw:rect draw:style-name="gr7" draw:text-style-name="P4" draw:layer="layout" svg:width="2cm" svg:height="0.4cm" svg:x="15.405cm" svg:y="12.6cm">
          <text:p text:style-name="P3"><text:span text:style-name="T1">cmc21()</text:span></text:p>
        </draw:rect>
        <draw:rect draw:style-name="gr9" draw:text-style-name="P4" draw:layer="layout" svg:width="1cm" svg:height="0.4cm" svg:x="15.405cm" svg:y="16.6cm">
          <text:p text:style-name="P3"><text:span text:style-name="T1">0(ID)</text:span></text:p>
        </draw:rect>
        <draw:rect draw:style-name="gr10" draw:text-style-name="P4" draw:id="id1" draw:layer="layout" svg:width="1cm" svg:height="0.4cm" svg:x="16.405cm" svg:y="16.6cm">
          <text:p text:style-name="P3"><text:span text:style-name="T1">x</text:span></text:p>
        </draw:rect>
        <draw:rect draw:style-name="gr7" draw:text-style-name="P4" draw:layer="layout" svg:width="2cm" svg:height="0.4cm" svg:x="15.405cm" svg:y="12.2cm">
          <text:p text:style-name="P3"><text:span text:style-name="T1">imc11()</text:span></text:p>
        </draw:rect>
        <draw:rect draw:style-name="gr7" draw:text-style-name="P4" draw:layer="layout" svg:width="2cm" svg:height="0.4cm" svg:x="15.405cm" svg:y="11.8cm">
          <text:p text:style-name="P3"><text:span text:style-name="T1">imc12()</text:span></text:p>
        </draw:rect>
        <draw:connector draw:style-name="gr12" draw:text-style-name="P1" draw:layer="layout" draw:type="lines" svg:x1="17.405cm" svg:y1="16.8cm" svg:x2="17.405cm" svg:y2="17.2cm" draw:start-shape="id1" draw:start-glue-point="1" draw:end-shape="id2" draw:end-glue-point="1" svg:d="m17405 16800h501v400h-501">
          <text:p/>
        </draw:connector>
        <draw:rect draw:style-name="gr7" draw:text-style-name="P4" draw:layer="layout" svg:width="2cm" svg:height="0.4cm" svg:x="15.405cm" svg:y="11.4cm">
          <text:p text:style-name="P3"><text:span text:style-name="T1">cmd31()</text:span></text:p>
        </draw:rect>
        <draw:frame draw:style-name="gr8" draw:text-style-name="P6" draw:layer="layout" svg:width="0.4cm" svg:height="0.6cm" svg:x="15.004cm" svg:y="14.2cm">
          <draw:text-box>
            <text:p><text:span text:style-name="T3">0</text:span></text:p>
          </draw:text-box>
        </draw:frame>
        <draw:frame draw:style-name="gr8" draw:text-style-name="P6" draw:layer="layout" svg:width="0.4cm" svg:height="0.6cm" svg:x="15.004cm" svg:y="13.8cm">
          <draw:text-box>
            <text:p><text:span text:style-name="T3">1</text:span></text:p>
          </draw:text-box>
        </draw:frame>
        <draw:frame draw:style-name="gr8" draw:text-style-name="P6" draw:layer="layout" svg:width="0.4cm" svg:height="0.6cm" svg:x="15.004cm" svg:y="13.4cm">
          <draw:text-box>
            <text:p><text:span text:style-name="T3">2</text:span></text:p>
          </draw:text-box>
        </draw:frame>
        <draw:frame draw:style-name="gr8" draw:text-style-name="P6" draw:layer="layout" svg:width="0.4cm" svg:height="0.6cm" svg:x="15.004cm" svg:y="13cm">
          <draw:text-box>
            <text:p><text:span text:style-name="T3">3</text:span></text:p>
          </draw:text-box>
        </draw:frame>
        <draw:frame draw:style-name="gr8" draw:text-style-name="P6" draw:layer="layout" svg:width="0.4cm" svg:height="0.6cm" svg:x="15.004cm" svg:y="12.6cm">
          <draw:text-box>
            <text:p><text:span text:style-name="T3">4</text:span></text:p>
          </draw:text-box>
        </draw:frame>
        <draw:frame draw:style-name="gr8" draw:text-style-name="P6" draw:layer="layout" svg:width="0.4cm" svg:height="0.6cm" svg:x="15.004cm" svg:y="12.2cm">
          <draw:text-box>
            <text:p><text:span text:style-name="T3">5</text:span></text:p>
          </draw:text-box>
        </draw:frame>
        <draw:frame draw:style-name="gr8" draw:text-style-name="P6" draw:layer="layout" svg:width="0.4cm" svg:height="0.6cm" svg:x="15.004cm" svg:y="11.8cm">
          <draw:text-box>
            <text:p><text:span text:style-name="T3">6</text:span></text:p>
          </draw:text-box>
        </draw:frame>
        <draw:frame draw:style-name="gr8" draw:text-style-name="P6" draw:layer="layout" svg:width="0.4cm" svg:height="0.6cm" svg:x="15.004cm" svg:y="11.4cm">
          <draw:text-box>
            <text:p><text:span text:style-name="T3">7</text:span></text:p>
          </draw:text-box>
        </draw:frame>
        <draw:rect draw:style-name="gr7" draw:text-style-name="P4" draw:layer="layout" svg:width="2cm" svg:height="0.4cm" svg:x="15.406cm" svg:y="11cm">
          <text:p text:style-name="P3"><text:span text:style-name="T1">cme41()</text:span></text:p>
        </draw:rect>
        <draw:frame draw:style-name="gr8" draw:text-style-name="P6" draw:layer="layout" svg:width="0.4cm" svg:height="0.6cm" svg:x="15.005cm" svg:y="11cm">
          <draw:text-box>
            <text:p><text:span text:style-name="T3">8</text:span></text:p>
          </draw:text-box>
        </draw:frame>
        <draw:rect draw:style-name="gr7" draw:text-style-name="P4" draw:layer="layout" svg:width="2cm" svg:height="0.4cm" svg:x="15.406cm" svg:y="10.6cm">
          <text:p text:style-name="P3"><text:span text:style-name="T1">imd21()</text:span></text:p>
        </draw:rect>
        <draw:frame draw:style-name="gr8" draw:text-style-name="P6" draw:layer="layout" svg:width="0.4cm" svg:height="0.6cm" svg:x="15.005cm" svg:y="10.6cm">
          <draw:text-box>
            <text:p><text:span text:style-name="T3">9</text:span></text:p>
          </draw:text-box>
        </draw:frame>
        <draw:rect draw:style-name="gr7" draw:text-style-name="P4" draw:id="id2" draw:layer="layout" svg:width="2cm" svg:height="0.4cm" svg:x="15.405cm" svg:y="17cm">
          <text:p text:style-name="P3"><text:span text:style-name="T1">imc11()</text:span></text:p>
        </draw:rect>
        <draw:rect draw:style-name="gr7" draw:text-style-name="P4" draw:layer="layout" svg:width="2cm" svg:height="0.4cm" svg:x="15.405cm" svg:y="17.4cm">
          <text:p text:style-name="P3"><text:span text:style-name="T1">imc12()</text:span></text:p>
        </draw:rect>
        <draw:rect draw:style-name="gr7" draw:text-style-name="P4" draw:layer="layout" svg:width="2cm" svg:height="0.4cm" svg:x="15.406cm" svg:y="17.8cm">
          <text:p text:style-name="P3"><text:span text:style-name="T1">imd21()</text:span></text:p>
        </draw:rect>
        <draw:frame draw:style-name="gr8" draw:text-style-name="P6" draw:layer="layout" svg:width="0.4cm" svg:height="0.6cm" svg:x="15.004cm" svg:y="16.9cm">
          <draw:text-box>
            <text:p><text:span text:style-name="T3">x</text:span></text:p>
          </draw:text-box>
        </draw:frame>
        <draw:line draw:style-name="gr1" draw:text-style-name="P1" draw:layer="layout" svg:x1="14.398cm" svg:y1="3.2cm" svg:x2="14.198cm" svg:y2="3.5cm">
          <text:p/>
        </draw:line>
        <draw:line draw:style-name="gr1" draw:text-style-name="P1" draw:layer="layout" svg:x1="14.598cm" svg:y1="3.5cm" svg:x2="14.398cm" svg:y2="3.2cm">
          <text:p/>
        </draw:line>
        <draw:line draw:style-name="gr1" draw:text-style-name="P1" draw:layer="layout" svg:x1="14.198cm" svg:y1="3.5cm" svg:x2="14.598cm" svg:y2="3.5cm">
          <text:p/>
        </draw:line>
        <draw:line draw:style-name="gr1" draw:text-style-name="P1" draw:layer="layout" svg:x1="14.4cm" svg:y1="3.5cm" svg:x2="14.4cm" svg:y2="4.5cm">
          <text:p/>
        </draw:line>
        <draw:rect draw:style-name="gr5" draw:text-style-name="P2" draw:layer="layout" svg:width="1.201cm" svg:height="0.4cm" svg:x="11.3cm" svg:y="4cm">
          <text:p text:style-name="P5"><text:span text:style-name="T2">id=2</text:span></text:p>
        </draw:rect>
        <draw:rect draw:style-name="gr5" draw:text-style-name="P2" draw:layer="layout" svg:width="1.201cm" svg:height="0.4cm" svg:x="11.301cm" svg:y="1.8cm">
          <text:p text:style-name="P5"><text:span text:style-name="T2">id=3</text:span></text:p>
        </draw:rect>
        <draw:rect draw:style-name="gr5" draw:text-style-name="P2" draw:layer="layout" svg:width="1.201cm" svg:height="0.4cm" svg:x="14.701cm" svg:y="4.5cm">
          <text:p text:style-name="P5"><text:span text:style-name="T2">id=5</text:span></text:p>
        </draw:rect>
        <draw:rect draw:style-name="gr5" draw:text-style-name="P2" draw:layer="layout" svg:width="1.201cm" svg:height="0.4cm" svg:x="14.702cm" svg:y="1.8cm">
          <text:p text:style-name="P5"><text:span text:style-name="T2">id=4</text:span></text:p>
        </draw:rect>
        <draw:rect draw:style-name="gr7" draw:text-style-name="P4" draw:layer="layout" svg:width="2cm" svg:height="0.4cm" svg:x="12.203cm" svg:y="13cm">
          <text:p text:style-name="P3"><text:span text:style-name="T1">ima11()</text:span></text:p>
        </draw:rect>
        <draw:rect draw:style-name="gr7" draw:text-style-name="P4" draw:layer="layout" svg:width="2cm" svg:height="0.4cm" svg:x="12.203cm" svg:y="12.6cm">
          <text:p text:style-name="P3"><text:span text:style-name="T1">imb12()</text:span></text:p>
        </draw:rect>
        <draw:rect draw:style-name="gr7" draw:text-style-name="P4" draw:layer="layout" svg:width="2cm" svg:height="0.4cm" svg:x="12.203cm" svg:y="12.2cm">
          <text:p text:style-name="P3"><text:span text:style-name="T1">imc21()</text:span></text:p>
        </draw:rect>
        <draw:rect draw:style-name="gr7" draw:text-style-name="P4" draw:layer="layout" svg:width="2cm" svg:height="0.4cm" svg:x="12.203cm" svg:y="11.8cm">
          <text:p text:style-name="P3"><text:span text:style-name="T1">ime31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26T18:43:49.03</dc:date>
    <meta:printed-by>Urs Graf</meta:printed-by>
    <meta:print-date>2010-04-12T09:03:01</meta:print-date>
    <meta:editing-cycles>13</meta:editing-cycles>
    <meta:editing-duration>PT75H06M13S</meta:editing-duration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